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5pt" fo:language="fr" fo:country="FR" fo:font-weight="bold" officeooo:rsid="00045fb1" officeooo:paragraph-rsid="0025e4de" style:font-size-asian="15pt" style:font-weight-asian="bold" style:font-size-complex="15pt" style:font-weight-complex="bold"/>
    </style:style>
    <style:style style:name="P2" style:family="paragraph" style:parent-style-name="Standard">
      <style:paragraph-properties fo:text-align="center" style:justify-single-word="false"/>
      <style:text-properties style:font-name="Liberation Serif" fo:font-size="15pt" fo:language="fr" fo:country="FR" fo:font-weight="bold" officeooo:rsid="00045fb1" officeooo:paragraph-rsid="00045fb1" style:font-size-asian="15pt" style:font-weight-asian="bold" style:font-size-complex="15pt" style:font-weight-complex="bold"/>
    </style:style>
    <style:style style:name="P3" style:family="paragraph" style:parent-style-name="Standard">
      <style:paragraph-properties fo:text-align="center" style:justify-single-word="false"/>
      <style:text-properties style:font-name="Liberation Serif" fo:font-size="12pt" fo:language="fr" fo:country="FR" fo:font-weight="bold" officeooo:rsid="0025e4de" officeooo:paragraph-rsid="0025e4de" style:font-size-asian="12pt" style:font-weight-asian="bold" style:font-size-complex="12pt" style:font-weight-complex="bold"/>
    </style:style>
    <style:style style:name="P4" style:family="paragraph" style:parent-style-name="Standard">
      <style:text-properties style:font-name="Liberation Serif" fo:language="fr" fo:country="FR" officeooo:rsid="00045fb1" officeooo:paragraph-rsid="00045fb1"/>
    </style:style>
    <style:style style:name="P5" style:family="paragraph" style:parent-style-name="Standard">
      <style:text-properties style:font-name="Liberation Serif" fo:language="fr" fo:country="FR" officeooo:rsid="00045fb1" officeooo:paragraph-rsid="0005e705"/>
    </style:style>
    <style:style style:name="P6" style:family="paragraph" style:parent-style-name="Standard">
      <style:text-properties style:font-name="Liberation Serif" fo:language="fr" fo:country="FR" officeooo:rsid="00045fb1" officeooo:paragraph-rsid="000bd12d"/>
    </style:style>
    <style:style style:name="P7" style:family="paragraph" style:parent-style-name="Standard">
      <style:text-properties style:font-name="Liberation Serif" fo:language="fr" fo:country="FR" officeooo:rsid="0004c430" officeooo:paragraph-rsid="0004c430"/>
    </style:style>
    <style:style style:name="P8" style:family="paragraph" style:parent-style-name="Standard">
      <style:text-properties style:font-name="Liberation Serif" fo:language="fr" fo:country="FR" officeooo:rsid="0005e705" officeooo:paragraph-rsid="0005e705"/>
    </style:style>
    <style:style style:name="P9" style:family="paragraph" style:parent-style-name="Standard">
      <style:text-properties style:font-name="Liberation Serif" fo:language="fr" fo:country="FR" officeooo:rsid="00061aec" officeooo:paragraph-rsid="0005e705"/>
    </style:style>
    <style:style style:name="P10" style:family="paragraph" style:parent-style-name="Standard">
      <style:text-properties style:font-name="Liberation Serif" fo:language="fr" fo:country="FR" officeooo:rsid="000817ca" officeooo:paragraph-rsid="000817ca"/>
    </style:style>
    <style:style style:name="P11" style:family="paragraph" style:parent-style-name="Standard">
      <style:text-properties style:font-name="Liberation Serif" fo:language="fr" fo:country="FR" fo:font-weight="bold" officeooo:rsid="000817ca" officeooo:paragraph-rsid="000817ca" style:font-weight-asian="bold" style:font-weight-complex="bold"/>
    </style:style>
    <style:style style:name="P12" style:family="paragraph" style:parent-style-name="Standard">
      <style:text-properties style:font-name="Liberation Serif" fo:language="fr" fo:country="FR" fo:font-weight="bold" officeooo:rsid="000b87a6" officeooo:paragraph-rsid="000b87a6" style:font-weight-asian="bold" style:font-weight-complex="bold"/>
    </style:style>
    <style:style style:name="P13" style:family="paragraph" style:parent-style-name="Standard">
      <style:text-properties style:font-name="Liberation Serif" fo:language="fr" fo:country="FR" officeooo:rsid="0008f4a8" officeooo:paragraph-rsid="0008f4a8"/>
    </style:style>
    <style:style style:name="P14" style:family="paragraph" style:parent-style-name="Standard">
      <style:text-properties style:font-name="Liberation Serif" fo:language="fr" fo:country="FR" officeooo:rsid="0008f4a8" officeooo:paragraph-rsid="001439ff"/>
    </style:style>
    <style:style style:name="P15" style:family="paragraph" style:parent-style-name="Standard">
      <style:text-properties style:font-name="Liberation Serif" fo:language="fr" fo:country="FR" officeooo:rsid="0008f4a8" officeooo:paragraph-rsid="00144a02"/>
    </style:style>
    <style:style style:name="P16" style:family="paragraph" style:parent-style-name="Standard">
      <style:text-properties style:font-name="Liberation Serif" fo:language="fr" fo:country="FR" officeooo:rsid="0008f4a8" officeooo:paragraph-rsid="001bdb9f"/>
    </style:style>
    <style:style style:name="P17" style:family="paragraph" style:parent-style-name="Standard">
      <style:text-properties style:font-name="Liberation Serif" fo:language="fr" fo:country="FR" officeooo:rsid="0008f4a8" officeooo:paragraph-rsid="001d56a3"/>
    </style:style>
    <style:style style:name="P18" style:family="paragraph" style:parent-style-name="Standard">
      <style:text-properties style:font-name="Liberation Serif" fo:language="fr" fo:country="FR" officeooo:rsid="001eb805" officeooo:paragraph-rsid="001eb805"/>
    </style:style>
    <style:style style:name="P19" style:family="paragraph" style:parent-style-name="Standard">
      <style:text-properties style:font-name="Liberation Serif" fo:language="fr" fo:country="FR" officeooo:rsid="000a08b7" officeooo:paragraph-rsid="000bd12d"/>
    </style:style>
    <style:style style:name="P20" style:family="paragraph" style:parent-style-name="Standard">
      <style:text-properties style:font-name="Liberation Serif" fo:language="fr" fo:country="FR" officeooo:rsid="000a08b7" officeooo:paragraph-rsid="000a08b7"/>
    </style:style>
    <style:style style:name="P21" style:family="paragraph" style:parent-style-name="Standard">
      <style:text-properties style:font-name="Liberation Serif" fo:language="fr" fo:country="FR" style:text-underline-style="solid" style:text-underline-width="auto" style:text-underline-color="font-color" officeooo:rsid="00045fb1" officeooo:paragraph-rsid="000bd12d"/>
    </style:style>
    <style:style style:name="P22" style:family="paragraph" style:parent-style-name="Standard">
      <style:text-properties style:font-name="Liberation Serif" fo:language="fr" fo:country="FR" style:text-underline-style="solid" style:text-underline-width="auto" style:text-underline-color="font-color" officeooo:rsid="000c9f0d" officeooo:paragraph-rsid="000daf19"/>
    </style:style>
    <style:style style:name="P23" style:family="paragraph" style:parent-style-name="Standard">
      <style:text-properties style:font-name="Liberation Serif" fo:language="fr" fo:country="FR" style:text-underline-style="solid" style:text-underline-width="auto" style:text-underline-color="font-color" officeooo:rsid="000c9f0d" officeooo:paragraph-rsid="00127b5b"/>
    </style:style>
    <style:style style:name="P24" style:family="paragraph" style:parent-style-name="Standard">
      <style:text-properties style:font-name="Liberation Serif" fo:language="fr" fo:country="FR" officeooo:rsid="000c9f0d" officeooo:paragraph-rsid="000c9f0d"/>
    </style:style>
    <style:style style:name="P25" style:family="paragraph" style:parent-style-name="Standard">
      <style:text-properties style:font-name="Liberation Serif" fo:language="fr" fo:country="FR" officeooo:rsid="000c9f0d" officeooo:paragraph-rsid="000e4ac3"/>
    </style:style>
    <style:style style:name="P26" style:family="paragraph" style:parent-style-name="Standard">
      <style:text-properties style:font-name="Liberation Serif" fo:language="fr" fo:country="FR" officeooo:rsid="000e4ac3" officeooo:paragraph-rsid="000e4ac3"/>
    </style:style>
    <style:style style:name="P27" style:family="paragraph" style:parent-style-name="Standard">
      <style:text-properties style:font-name="Liberation Serif" fo:language="fr" fo:country="FR" officeooo:rsid="00127b5b" officeooo:paragraph-rsid="00127b5b"/>
    </style:style>
    <style:style style:name="P28" style:family="paragraph" style:parent-style-name="Standard">
      <style:text-properties style:font-name="Liberation Serif" fo:language="fr" fo:country="FR" officeooo:rsid="0010fab8" officeooo:paragraph-rsid="000e4ac3"/>
    </style:style>
    <style:style style:name="P29" style:family="paragraph" style:parent-style-name="Standard">
      <style:text-properties style:font-name="Liberation Serif" fo:language="fr" fo:country="FR" officeooo:rsid="00203d60" officeooo:paragraph-rsid="001439ff"/>
    </style:style>
    <style:style style:name="P30" style:family="paragraph" style:parent-style-name="Standard">
      <style:text-properties style:font-name="Liberation Serif" fo:language="fr" fo:country="FR" officeooo:rsid="001bdc56" officeooo:paragraph-rsid="001bdb9f"/>
    </style:style>
    <style:style style:name="P31" style:family="paragraph" style:parent-style-name="Standard">
      <style:text-properties style:font-name="Liberation Serif" fo:font-size="14pt" fo:language="fr" fo:country="FR" fo:font-weight="bold" officeooo:rsid="0005e705" officeooo:paragraph-rsid="0005e705" style:font-size-asian="14pt" style:font-weight-asian="bold" style:font-size-complex="14pt" style:font-weight-complex="bold"/>
    </style:style>
    <style:style style:name="P32" style:family="paragraph" style:parent-style-name="Standard">
      <style:text-properties style:font-name="Liberation Serif" fo:font-size="14pt" fo:language="fr" fo:country="FR" fo:font-weight="bold" officeooo:rsid="000817ca" officeooo:paragraph-rsid="000817ca" style:font-size-asian="14pt" style:font-weight-asian="bold" style:font-size-complex="14pt" style:font-weight-complex="bold"/>
    </style:style>
    <style:style style:name="T1" style:family="text">
      <style:text-properties officeooo:rsid="0005e705"/>
    </style:style>
    <style:style style:name="T2" style:family="text">
      <style:text-properties officeooo:rsid="00061aec"/>
    </style:style>
    <style:style style:name="T3" style:family="text">
      <style:text-properties officeooo:rsid="000a08b7"/>
    </style:style>
    <style:style style:name="T4" style:family="text">
      <style:text-properties officeooo:rsid="000b5344"/>
    </style:style>
    <style:style style:name="T5" style:family="text">
      <style:text-properties officeooo:rsid="000bd12d"/>
    </style:style>
    <style:style style:name="T6" style:family="text">
      <style:text-properties officeooo:rsid="000c9f0d"/>
    </style:style>
    <style:style style:name="T7" style:family="text">
      <style:text-properties officeooo:rsid="000daf19"/>
    </style:style>
    <style:style style:name="T8" style:family="text">
      <style:text-properties officeooo:rsid="000e4ac3"/>
    </style:style>
    <style:style style:name="T9" style:family="text">
      <style:text-properties officeooo:rsid="000ebcb0"/>
    </style:style>
    <style:style style:name="T10" style:family="text">
      <style:text-properties officeooo:rsid="000ff2cb"/>
    </style:style>
    <style:style style:name="T11" style:family="text">
      <style:text-properties officeooo:rsid="0010fab8"/>
    </style:style>
    <style:style style:name="T12" style:family="text">
      <style:text-properties officeooo:rsid="00127b5b"/>
    </style:style>
    <style:style style:name="T13" style:family="text">
      <style:text-properties officeooo:rsid="001439ff"/>
    </style:style>
    <style:style style:name="T14" style:family="text">
      <style:text-properties officeooo:rsid="00144a02"/>
    </style:style>
    <style:style style:name="T15" style:family="text">
      <style:text-properties officeooo:rsid="0014f5f1"/>
    </style:style>
    <style:style style:name="T16" style:family="text">
      <style:text-properties officeooo:rsid="0016d25c"/>
    </style:style>
    <style:style style:name="T17" style:family="text">
      <style:text-properties officeooo:rsid="00171905"/>
    </style:style>
    <style:style style:name="T18" style:family="text">
      <style:text-properties officeooo:rsid="0018e5e5"/>
    </style:style>
    <style:style style:name="T19" style:family="text">
      <style:text-properties officeooo:rsid="001bdb9f"/>
    </style:style>
    <style:style style:name="T20" style:family="text">
      <style:text-properties officeooo:rsid="001bdc56"/>
    </style:style>
    <style:style style:name="T21" style:family="text">
      <style:text-properties officeooo:rsid="001d56a3"/>
    </style:style>
    <style:style style:name="T22" style:family="text">
      <style:text-properties officeooo:rsid="001f42a7"/>
    </style:style>
    <style:style style:name="T23" style:family="text">
      <style:text-properties officeooo:rsid="00203d60"/>
    </style:style>
    <style:style style:name="T24" style:family="text">
      <style:text-properties style:text-underline-style="none" officeooo:rsid="000bd12d"/>
    </style:style>
    <style:style style:name="T25" style:family="text">
      <style:text-properties style:text-underline-style="none" officeooo:rsid="000daf19"/>
    </style:style>
    <style:style style:name="T26" style:family="text">
      <style:text-properties style:text-underline-style="none" officeooo:rsid="00127b5b"/>
    </style:style>
    <style:style style:name="T27" style:family="text">
      <style:text-properties fo:font-size="12pt" officeooo:rsid="0025e4de" style:font-size-asian="12pt" style:font-size-complex="12pt"/>
    </style:style>
    <style:style style:name="T28" style:family="text">
      <style:text-properties style:font-name="Liberation Serif" fo:font-size="12pt" officeooo:rsid="0025e4de"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nuel Utilisateur Site vitrine Osteo</text:p>
      <text:p text:style-name="P2"/>
      <text:p text:style-name="P2"/>
      <text:p text:style-name="P3">Site accessible à l'adresse :</text:p>
      <text:p text:style-name="P1"><text:a xlink:type="simple" xlink:href="http://ppeepsi2016.franceserv.com/vitrine/Controlleur/espacePublic/index.php"><text:span text:style-name="T28">http://ppeepsi2016.franceserv.com/vitrine/Controlleur/espacePublic/index.php</text:span></text:a></text:p>
      <text:p text:style-name="P4"/>
      <text:p text:style-name="P4"/>
      <text:p text:style-name="P4"/>
      <text:p text:style-name="P7"><text:tab/>Le groupe Osteo met à disposition de ses patients une interface web dynamique.</text:p>
      <text:p text:style-name="P8"><text:tab/>Elle se décompose en deux parties. D'une part un espace public, ne <text:span text:style-name="T22">nécessitant</text:span> pas la création d<text:span text:style-name="T22">'</text:span>un compte et d'autre part un espace client qui demande une authentification obligatoire.</text:p>
      <text:p text:style-name="P8"/>
      <text:p text:style-name="P8"/>
      <text:p text:style-name="P8"/>
      <text:p text:style-name="P31">I. Espace Public</text:p>
      <text:p text:style-name="P31"/>
      <text:p text:style-name="P5"><text:span text:style-name="T1"><text:tab/>La page d'accueil du site appartient à l'espace public. On peut y voir une brève présentation du groupe ainsi que des différents cabinet. Il est possible d'afficher le détail des cabinets en cliquant sur “Voir les détails” sous le nom des cabinets. </text:span><text:span text:style-name="T2">La page détail affiche une photo du cabinet, les coordonnées, les horaires et la liste de ses praticiens.</text:span></text:p>
      <text:p text:style-name="P9"/>
      <text:p text:style-name="P9"/>
      <text:p text:style-name="P9"/>
      <text:p text:style-name="P32">II. Espace Client</text:p>
      <text:p text:style-name="P10"/>
      <text:p text:style-name="P11"><text:tab/>1. Création du compte client</text:p>
      <text:p text:style-name="P10"><text:tab/>Pour accéder à l'espace client, une authentification est nécessaire. Pour obtenir un compte client, il faut contacter l'un des trois cabinet du groupe afin qu'un compte vous soit créé. Une fois le compte créé, un <text:span text:style-name="T23">mail</text:span> vous sera envoyé à l'adresse fournis vous détaillant vos identifiants et mot de passe de connexion.</text:p>
      <text:p text:style-name="P10"/>
      <text:p text:style-name="P11"><text:tab/>2. Connexion</text:p>
      <text:p text:style-name="P10"><text:tab/>La connexion s'effectue en haut de votre navigateur web (barre horizontale noire) où un champ Email et un champ Password demandent à être remplis. Une fois les champs remplis, cliquez sur “Connexion”.</text:p>
      <text:p text:style-name="P13"><text:tab/>Une fois la connexion effectuée, un message de confirmation s'affiche vous précisant que la connexion à bien été <text:span text:style-name="T23">effectuée.</text:span> Sinon un message d'erreur <text:span text:style-name="T23">apparaît.</text:span> </text:p>
      <text:p text:style-name="P13"><text:tab/>Pour accéder e votre espace personnel, cliquez sur “Votre Compte” soit dans le message de confirmation, soit dans la barre horizontal en haut de votre navigateur dont nous avons parlé précédemment.</text:p>
      <text:p text:style-name="P18"><text:tab/>Un bouton déconnexion est disponible dans la barre horizontal en haut de l'écran.</text:p>
      <text:p text:style-name="P13"/>
      <text:p text:style-name="P12"><text:tab/>3. L'espace personnel</text:p>
      <text:p text:style-name="P6"><text:span text:style-name="T3"><text:tab/>L'espace </text:span><text:span text:style-name="T4">personnel</text:span><text:span text:style-name="T3"> se décompose en trois parties : “Vos informations personnelles”, “Vos rendez-vous”, “Réserver du temps dans une salle”.</text:span></text:p>
      <text:p text:style-name="P19"/>
      <text:p text:style-name="P21"><text:span text:style-name="T24"><text:tab/><text:tab/></text:span><text:span text:style-name="T5">A. </text:span><text:span text:style-name="T6">Vos informations personnelles</text:span></text:p>
      <text:p text:style-name="P24">Cette page est assez simple, elle récapitule vos informations personnelles : nom, <text:span text:style-name="T23">prénom</text:span>, adresse, mail, <text:span text:style-name="T23">téléphone.</text:span> Vous ne pouvez pas changer directement ces informations, vous devez contacter l'un des cabinets pour les modifier.</text:p>
      <text:p text:style-name="P24"/>
      <text:p text:style-name="P22"><text:soft-page-break/><text:span text:style-name="T25"><text:tab/><text:tab/></text:span><text:span text:style-name="T7">B. </text:span><text:span text:style-name="T8">Vos rendez-vous</text:span></text:p>
      <text:p text:style-name="P26"><text:tab/>Cette page affiche les prochains rendez-vous ainsi que l'historique de vos rendez-vous que vous avez pris avec nos praticiens. </text:p>
      <text:p text:style-name="P25"><text:span text:style-name="T8"><text:tab/>Vous avez la possibilité de supprimer un rendez-vous, pour ce faire cliquez sur “supprimer” dans la </text:span><text:span text:style-name="T23">colonne</text:span><text:span text:style-name="T8"> de droite du tableaux. </text:span><text:span text:style-name="T9">Attention, un rendez-vous ne peut </text:span><text:span text:style-name="T23">être</text:span><text:span text:style-name="T9"> supprimer que 48h à l'avance au plus tard. </text:span><text:span text:style-name="T10">Si </text:span><text:span text:style-name="T11">le délai de 48h n'est pas respecté, un message d'avertissement s'affiche et la suppression devient impossible.</text:span></text:p>
      <text:p text:style-name="P27"><text:tab/>La prise de rendez-vous avec un praticien se fait directement par le biais d'un des cabinet.</text:p>
      <text:p text:style-name="P28"/>
      <text:p text:style-name="P23"><text:span text:style-name="T26"><text:tab/><text:tab/></text:span><text:span text:style-name="T12">C. Réserver du temps dans une salle</text:span></text:p>
      <text:p text:style-name="P14"><text:span text:style-name="T13"><text:tab/>Cette page permet de réserver des </text:span><text:span text:style-name="T23">créneaux</text:span><text:span text:style-name="T13"> dans une des salle de musculation de nos cabinets ainsi que de visualiser les prochains </text:span><text:span text:style-name="T23">créneaux</text:span><text:span text:style-name="T13"> réservés ainsi que l'historique des </text:span><text:span text:style-name="T23">créneaux</text:span><text:span text:style-name="T13"> réservés.</text:span></text:p>
      <text:p text:style-name="P29"/>
      <text:p text:style-name="P15"><text:span text:style-name="T14"><text:tab/>La réservation d'un </text:span><text:span text:style-name="T23">créneaux</text:span><text:span text:style-name="T14"> se fait dans la partie bleu en haut de page. </text:span><text:span text:style-name="T23">Sélectionnez</text:span><text:span text:style-name="T15"> un des cabinet du groupe </text:span><text:span text:style-name="T23">grâce</text:span><text:span text:style-name="T15"> au menu déroulant puis une date </text:span><text:span text:style-name="T23">grâce</text:span><text:span text:style-name="T15"> au calendrier intégré. </text:span><text:span text:style-name="T16">Un tableau s'affiche représentant les </text:span><text:span text:style-name="T23">créneaux</text:span><text:span text:style-name="T16"> disponibles dans le cabinet et à la date sélectionnée. </text:span><text:span text:style-name="T17">Une case rouge signifie qu'il n'est pas possible de réserver ce </text:span><text:span text:style-name="T23">créneaux</text:span><text:span text:style-name="T17"> pour différentes raisons : </text:span><text:span text:style-name="T18">la date et l'heure choisies sont </text:span><text:span text:style-name="T23">antérieur</text:span><text:span text:style-name="T18"> à la date et l'heure actuelle, le </text:span><text:span text:style-name="T23">créneaux</text:span><text:span text:style-name="T18"> est en dehors des heures d'ouverture (dimanche ou jour férié).</text:span></text:p>
      <text:p text:style-name="P16"><text:span text:style-name="T19"><text:tab/>Une case jaune signifie que vous avez déjà réservé un </text:span><text:span text:style-name="T23">créneaux</text:span><text:span text:style-name="T19"> ou vous avez un rendez-vous avec un praticien ce jour là, cette heure là.</text:span></text:p>
      <text:p text:style-name="P16"><text:span text:style-name="T19"><text:tab/>Une case verte signifie que le </text:span><text:span text:style-name="T23">créneaux</text:span><text:span text:style-name="T19"> est disponible. Vous verrez afficher le nombre total de personne que la salle peut accueillir et le nombre de personne inscrit pour ce </text:span><text:span text:style-name="T23">créneaux.</text:span><text:span text:style-name="T19"> </text:span></text:p>
      <text:p text:style-name="P16"><text:span text:style-name="T19">Pour réserver un </text:span><text:span text:style-name="T23">créneaux</text:span><text:span text:style-name="T19"> (case verte), cliquez sur la case choisies, un message de confirmation s'affiche, cliquez sur confirmer. Ensuite un message vous informe que le </text:span><text:span text:style-name="T23">créneaux</text:span><text:span text:style-name="T19"> à bien été réservé. </text:span><text:span text:style-name="T20">Vous pourrez voir plus bas, dans la liste des prochains </text:span><text:span text:style-name="T23">créneaux</text:span><text:span text:style-name="T20">, votre nouveaux </text:span><text:span text:style-name="T23">créneaux</text:span><text:span text:style-name="T20"> sera affiché.</text:span></text:p>
      <text:p text:style-name="P30"/>
      <text:p text:style-name="P17"><text:span text:style-name="T21"><text:tab/>La </text:span><text:span text:style-name="T23">deuxième</text:span><text:span text:style-name="T21"> partie, récapitulant les </text:span><text:span text:style-name="T23">créneaux</text:span><text:span text:style-name="T21"> réservés fonctionne de la </text:span><text:span text:style-name="T23">même</text:span><text:span text:style-name="T21"> </text:span><text:span text:style-name="T23">manière</text:span><text:span text:style-name="T21"> que sur la page “Vos rendez-vous”.</text:span></text:p>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meta:initial-creator>
    <meta:creation-date>2013-03-26T09:30:01</meta:creation-date>
    <dc:date>2013-04-08T22:15:05</dc:date>
    <dc:creator>Nicolas </dc:creator>
    <meta:editing-duration>PT34M12S</meta:editing-duration>
    <meta:editing-cycles>39</meta:editing-cycles>
    <meta:generator>LibreOffice/3.6$Linux_X86_64 LibreOffice_project/360m1$Build-2</meta:generator>
    <meta:document-statistic meta:table-count="0" meta:image-count="0" meta:object-count="0" meta:page-count="2" meta:paragraph-count="30" meta:word-count="672" meta:character-count="4297" meta:non-whitespace-character-count="3626"/>
  </office:meta>
</office:document-meta>
</file>